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text-underline-style="none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Declaring a variable as constant in 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035cm" svg:height="12.7cm" svg:x="0cm" svg:y="1.905cm" presentation:class="outline" presentation:user-transformed="true">
          <draw:text-box>
            <text:list text:style-name="L2">
              <text:list-header>
                <text:p>Variables can be declared as constant in the C programming language using :<text:line-break/>1.The const keyword <text:line-break/>2.The #define preprocessor directive. </text:p>
                <text:p><text:span text:style-name="T1">1.The const keyword</text:span></text:p>
              </text:list-header>
              <text:list-item>
                <text:p><text:span text:style-name="T2">Variables can be declared as constants by using the “const” keyword before the datatype of the variable.</text:span></text:p>
              </text:list-item>
              <text:list-item>
                <text:p><text:span text:style-name="T3">The constant variables can be initialized once only. The default value of constant variables are zero.</text:span></text:p>
                <text:p><text:span text:style-name="T3">#include &lt;stdio.h&gt;</text:span></text:p>
                <text:p><text:span text:style-name="T3">int main( ) {</text:span></text:p>
                <text:p><text:span text:style-name="T3"><text:s text:c="3"/></text:span><text:span text:style-name="T4">const int a;</text:span></text:p>
                <text:p><text:span text:style-name="T3"><text:s text:c="3"/></text:span><text:span text:style-name="T4">const int b = 12;</text:span></text:p>
                <text:p><text:span text:style-name="T3"><text:s text:c="3"/></text:span><text:span text:style-name="T3">printf("The default value of variable a : %d", a);</text:span></text:p>
                <text:p><text:span text:style-name="T3"><text:s text:c="3"/></text:span><text:span text:style-name="T3">printf("The value of variable b : %d", b);</text:span></text:p>
                <text:p><text:span text:style-name="T3"><text:s text:c="3"/></text:span><text:span text:style-name="T3">return 0;</text:span></text:p>
                <text:p><text:span text:style-name="T3">}</text:span></text:p>
              </text:list-item>
            </text:list>
          </draw:text-box>
        </draw:frame>
        <draw:frame draw:style-name="gr2" draw:text-style-name="P3" draw:layer="layout" svg:width="10.16cm" svg:height="2.759cm" svg:x="15.24cm" svg:y="10.795cm">
          <draw:text-box>
            <text:p text:style-name="P2"><text:span text:style-name="T5">The output of this program is</text:span></text:p>
            <text:p text:style-name="P2"><text:span text:style-name="T5"/></text:p>
            <text:p text:style-name="P2"><text:span text:style-name="T5">The default value of variable a : 0</text:span></text:p>
            <text:p text:style-name="P2"><text:span text:style-name="T5">The value of variable b : 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3cm" svg:height="1.75cm" svg:x="1.5cm" svg:y="0.5cm" presentation:class="title">
          <draw:text-box>
            <text:p text:style-name="P4"><text:span text:style-name="T6">2. #define preprocessor directive</text:span></text:p>
          </draw:text-box>
        </draw:frame>
        <draw:frame presentation:style-name="pr6" draw:text-style-name="P5" draw:layer="layout" svg:width="24.535cm" svg:height="11.325cm" svg:x="1.5cm" svg:y="3.175cm" presentation:class="outline" presentation:user-transformed="true">
          <draw:text-box>
            <text:list text:style-name="L2">
              <text:list-item>
                <text:p text:style-name="P5"><text:span text:style-name="T7">Variables can be declared as </text:span><text:span text:style-name="T7">constants by using the #define </text:span><text:span text:style-name="T7">preprocessor directive as it </text:span><text:span text:style-name="T7">declares an alias for any value.</text:span></text:p>
                <text:p text:style-name="P5"><text:span text:style-name="T7">#include &lt;stdio.h&gt;</text:span></text:p>
                <text:p text:style-name="P5"><text:span text:style-name="T8">#define num 25</text:span></text:p>
                <text:p text:style-name="P5"><text:span text:style-name="T7">int main() {</text:span></text:p>
                <text:p text:style-name="P5"><text:span text:style-name="T7">printf("The value of num is: %d", </text:span><text:span text:style-name="T7">num);</text:span></text:p>
                <text:p text:style-name="P5"><text:span text:style-name="T7">return 0;</text:span></text:p>
                <text:p text:style-name="P5"><text:span text:style-name="T7">}</text:span></text:p>
              </text:list-item>
            </text:list>
          </draw:text-box>
        </draw:frame>
        <draw:frame presentation:style-name="pr6" draw:text-style-name="P2" draw:layer="layout" svg:width="9.364cm" svg:height="2.215cm" svg:x="2.066cm" svg:y="12.285cm" presentation:class="outline" presentation:user-transformed="true">
          <draw:text-box>
            <text:list text:style-name="L2">
              <text:list-header>
                <text:p text:style-name="P2"><text:span text:style-name="T5">The output of this program is :</text:span></text:p>
                <text:p text:style-name="P2"><text:span text:style-name="T5">The value of num is: 25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4T15:07:31.652283645</meta:creation-date>
    <meta:editing-duration>PT1M21S</meta:editing-duration>
    <meta:editing-cycles>2</meta:editing-cycles>
    <meta:generator>LibreOffice/7.3.7.2$Linux_X86_64 LibreOffice_project/30$Build-2</meta:generator>
    <dc:title>Pencil</dc:title>
    <dc:date>2023-03-24T15:20:24.367478197</dc:date>
    <meta:document-statistic meta:object-count="45"/>
  </office:meta>
</office:document-meta>
</file>